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Display 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{('1.320.0', 0): 3.0186597581775705, ('1.850.0', 0): 1.07, ('1.590.0', 2): -0.35991112833564753, ('1.550.0', 0): 2.1884846076102726, ('1.610.0', 2): -0.3144068610600223, ('1.310.0', 0): 3.0816363084567553, ('1.630.0', 0): 1.7454079856985465, ('1.680.0', 1): -0.5079021476652897, ('1.820.0', 0): 1.0751156, ('2.310.0', 2): -1, ('1.160.0', 1): 1.3577764128993433, ('2.020.0', 2): -1, ('2.170.0', 0): 1, ('1.70.0', 1): -0.7103516000000001, ('1.880.0', 0): 1.0330000000000001, ('1.090.0', 1): 1.3174125240397634, ('1.840.0', 2): -1, ('1.040.0', 0): 3.325415322736829, ('1.590.0', 1): -0.03243595747875072, ('1.910.0', 1): -1, ('1.050.0', 2): 1.3149442524490107, ('1.390.0', 0): 2.8245677233224216, ('1.030.0', 2): 1.329705411731691, ('1.130.0', 2): 1.2186713830685025, ('1.380.0', 2): 1.1759090386475444, ('1.150.0', 2): 1.1496607494804658, ('2.240.0', 2): -1, ('2.10.0', 1): -1, ('1.810.0', 1): -0.924316, ('2.10.0', 0): 1, ('1.070.0', 2): 1.3400796793532999, ('2.130.0', 0): 1, ('1.110.0', 1): 1.2177179823915092, ('2.020.0', 0): 0.19, ('1.930.0', 2): -0.0251, ('1.270.0', 2): 1.2772052479613967, ('1.190.0', 2): 1.1596353216267745, ('1.950.0', 2): -1, ('1.180.0', 0): 3.1237395186730845, ('1.530.0', 1): -0.08442847787186347, ('1.880.0', 2): -0.9251, ('1.780.0', 1): -0.12000000000000001, ('1.520.0', 1): 0.09994613322286088, ('1.330.0', 0): 2.9013922170073347, ('1.80.0', 2): -1, ('1.610.0', 1): -0.17364534951009722, ('1.020.0', 1): 1.325483509022209, ('1.230.0', 1): 1.279389707904135, ('1.030.0', 1): 1.3283901914570633, ('1.370.0', 1): 1.1947444083895988, ('1.480.0', 0): 2.375682106761692, ('1.730.0', 1): -0.76259, ('2.050.0', 2): -1, ('1.830.0', 0): 1.14231, ('1.790.0', 0): 1.19642, ('1.40.0', 2): 1.1223437183209113, ('1.410.0', 1): 0.9237734091247958, ('1.070.0', 1): 1.3745751040218115, ('1.650.0', 0): 1.6123143573755672, ('1.90.0', 0): 1, ('1.830.0', 2): -0.9, ('1.720.0', 2): -0.654084269, ('1.120.0', 2): 1.3474440624335882, ('1.140.0', 2): 1.148492906213043, ('1.710.0', 0): 1.3797601506258699, ('2.290.0', 1): -1, ('1.450.0', 0): 2.903584024983037, ('1.530.0', 2): -0.1934831626856989, ('1.620.0', 1): -0.2605504187351133, ('1.250.0', 0): 2.969096360384964, ('2.080.0', 1): -1, ('1.010.0', 0): 3.3301308810885164, ('1.360.0', 1): 1.0691572040688238, ('1.170.0', 0): 2.951256233821246, ('1.260.0', 0): 3.015643952705761, ('1.30.0', 0): 3.145566572177164, ('1.340.0', 2): 1.1875737856054396, ('2.220.0', 0): 1, ('1.470.0', 2): 0.8658291476806819, ('1.790.0', 2): -0.87407, ('1.50.0', 0): 2.3899949852710862, ('1.890.0', 0): 1.0, ('1.670.0', 1): -0.5907344948281662, ('1.460.0', 0): 2.766449050166652, ('1.980.0', 0): 1.0, ('1.720.0', 1): -0.5367735365127001, ('1.980.0', 2): -0.19, ('1.490.0', 0): 2.4196525540841285, ('1.140.0', 1): 1.1864156362745013, ('1.420.0', 1): 0.867498894026652, ('1.570.0', 0): 1.9288831492001832, ('1.60.0', 2): -0.4370863175306681, ('1.560.0', 2): 0.08785003920679424, ('1.060.0', 2): 1.310654225584898, ('1.290.0', 2): 1.2528646130601804, ('1.770.0', 2): -0.9251, ('1.510.0', 2): 0.08000708104110069, ('1.280.0', 0): 3.049826606951847, ('1.70.0', 2): -0.78146514597321, ('1.690.0', 1): -0.6514266265141893, ('2.190.0', 2): 0, ('1.990.0', 2): -1, ('1.470.0', 1): 0.4531200822487023, ('1.550.0', 1): -0.13095422403293555, ('1.310.0', 1): 1.1609045146424992, ('1.940.0', 1): 0.06999999999999999, ('1.00.0', 2): 1.3323353861687337, ('1.680.0', 2): -0.7265701906110414, ('1.910.0', 2): -0.8691000000000001, ('1.160.0', 0): 3.0859237369161807, ('1.240.0', 0): 3.1809035328493698, ('1.780.0', 0): 1.3262091599999999, ('1.350.0', 0): 2.900093275386711, ('1.090.0', 0): 3.120587895832011, ('1.60.0', 1): -0.31316186300679394, ('1.040.0', 1): 1.318293358069267, ('1.290.0', 1): 1.330704694535095, ('1.650.0', 1): -0.6255056420846, ('1.050.0', 1): 1.3122723162749081, ('1.390.0', 1): 0.9895461407105578, ('1.70.0', 0): 1.256092123620012, ('1.380.0', 1): 1.0759784051762273, ('1.820.0', 2): -0.93, ('1.810.0', 0): 1.0330000000000001, ('2.070.0', 1): -1, ('1.220.0', 0): 2.926172927655739, ('2.090.0', 0): 1.07, ('1.310.0', 2): 1.2149562881355538, ('1.630.0', 2): -0.4109445378678524, ('1.110.0', 2): 1.2769680803796133, ('1.760.0', 2): -0.855268, ('1.710.0', 2): -0.78427670767, ('1.270.0', 1): 1.2968827403985952, ('1.640.0', 2): -0.22125650749532297, ('1.180.0', 2): 1.158639901431838, ('1.770.0', 0): 0.4180630000000001, ('1.870.0', 0): 1, ('1.520.0', 0): 2.1858987844283257, ('1.230.0', 2): 1.3574068129541568, ('1.330.0', 1): 1.1094529979618124, ('1.660.0', 0): 1.5859087804040821, ('2.180.0', 2): -1, ('1.040.0', 2): 1.3183542312109775, ('1.610.0', 0): 1.8479363147072927, ('1.020.0', 2): 1.3304755252814426, ('1.360.0', 2): 1.1866009002625577, ('1.390.0', 2): 0.9947911904829474, ('1.030.0', 0): 3.332753751211767, ('1.370.0', 2): 1.2336486485015983, ('1.480.0', 1): 0.5265120375286969, ('1.150.0', 0): 2.9190995442142684, ('1.720.0', 0): 1.053675086889713, ('1.250.0', 1): 1.2526833129570476, ('1.860.0', 0): 0.19, ('1.40.0', 1): 0.9383284557292934, ('1.410.0', 0): 2.853000473333151, ('1.070.0', 0): <text:soft-page-break/>3.299623092559187, ('2.270.0', 0): 1, ('2.160.0', 1): -1, ('1.210.0', 2): 1.2940098973988443, ('2.00.0', 0): 0.9, ('1.120.0', 1): 1.3511326574214575, ('1.190.0', 0): 2.919656572707066, ('2.040.0', 1): -1.0, ('1.860.0', 1): -0.93, ('1.960.0', 0): 1, ('1.540.0', 1): -0.18000617687880105, ('2.060.0', 0): 0, ('1.860.0', 2): -1, ('1.710.0', 1): -0.5645837269000001, ('1.240.0', 1): 1.1759180539550695, ('1.170.0', 1): 1.196629642827356, ('1.440.0', 2): 0.8469257207227117, ('1.260.0', 1): 1.1782726681753093, ('1.480.0', 2): 0.5361394343258211, ('1.30.0', 1): 1.1429912573535725, ('1.340.0', 1): 1.1075418046802845, ('1.820.0', 1): -0.924316, ('1.850.0', 2): -0.9251, ('1.50.0', 1): 0.351807121872969, ('1.670.0', 0): 1.4568488794014778, ('1.90.0', 2): -1, ('1.460.0', 1): 0.5427298387720175, ('1.750.0', 0): 1.0815430000000001, ('1.20.0', 2): 1.4329355416815186, ('1.210.0', 1): 1.304290845059345, ('1.740.0', 2): -0.49678147000000006, ('2.060.0', 1): -1, ('1.430.0', 2): 0.9279505126798036, ('1.830.0', 1): -0.993, ('1.140.0', 0): 3.075551823416154, ('1.420.0', 2): 0.9056387080458019, ('1.570.0', 1): 0.03020391276372846, ('1.080.0', 0): 3.2663035046863103, ('1.450.0', 2): 0.8057982816616723, ('1.560.0', 1): -0.28694798119815124, ('1.870.0', 1): -1, ('1.010.0', 2): 1.3262272797566048, ('1.170.0', 2): 1.144473747243213, ('1.280.0', 1): 1.2554007503703368, ('1.320.0', 2): 1.3265686378117072, ('1.260.0', 2): 1.1890316096323033, ('1.470.0', 0): 2.480598155258006, ('1.550.0', 2): 0.0834853201180747, ('1.50.0', 2): 0.20691145767747576, ('1.890.0', 2): -0.93, ('1.00.0', 1): 1.3320292850859996, ('1.730.0', 2): -0.9251, ('1.540.0', 2): 0.14271645521548554, ('1.20.0', 1): 1.213657971499427, ('1.430.0', 1): 0.728763496659415, ('1.490.0', 2): 0.4536159470155717, ('1.350.0', 1): 1.164776758844752, ('1.570.0', 2): 0.053475313350113025, ('1.60.0', 0): 1.9013455670969575, ('1.840.0', 0): 1.065772, ('1.060.0', 0): 3.228094115682471, ('1.290.0', 0): 3.0405735049363583, ('1.050.0', 0): 3.28713084716619, ('1.510.0', 0): 2.367483288260396, ('1.130.0', 0): 3.126600967445935, ('1.380.0', 0): 2.9245779607927314, ('1.940.0', 0): 1.043, ('1.320.0', 1): 1.1191216894958118, ('1.740.0', 0): 1.173431037, ('1.640.0', 1): -0.5022363091081224, ('1.220.0', 1): 1.2238899137673191, ('1.580.0', 1): -0.07468427256291832, ('1.10.0', 1): 1.3348324249250394, ('2.360.0', 0): 0, ('1.690.0', 0): 1.303954842161153, ('1.630.0', 1): -0.7317035994343771, ('1.680.0', 0): 1.3615901095590794, ('1.970.0', 0): 1.0, ('1.270.0', 0): 3.2137251587110596, ('1.160.0', 2): 1.3293789858154073, ('1.080.0', 1): 1.4006058810724733, ('2.010.0', 2): -1, ('1.770.0', 1): -0.042367199999999994, ('1.440.0', 1): 0.7585272707486208, ('1.350.0', 2): 1.1296801811420472, ('1.090.0', 2): 1.259425608037938, ('1.330.0', 2): 1.186096293906336, ('1.660.0', 1): -0.47615630512129536, ('1.520.0', 2): 0.19145463218808917, ('1.580.0', 0): 2.0383602612935134, ('1.920.0', 0): 1, ('2.20.0', 0): 1, ('2.040.0', 0): 1, ('1.970.0', 1): -1, ('1.730.0', 0): 1.3723855269959002, ('1.150.0', 1): 1.1832123080357115, ('1.80.0', 0): 1.1382430000000001, ('1.580.0', 2): -0.1606636986300239, ('1.810.0', 2): -0.611088, ('1.40.0', 0): 2.906194004199777, ('1.220.0', 2): 1.1912911521669853, ('1.650.0', 2): -0.7721251965443865, ('1.930.0', 0): 1.07931, ('1.910.0', 0): 1.07, ('2.130.0', 1): -0.93, ('1.110.0', 0): 3.1801560743678348, ('1.760.0', 0): 1.225233526, ('1.120.0', 0): 3.211083439917017, ('1.640.0', 0): 1.6531876878788299, ('1.190.0', 1): 1.3375324706262515, ('1.080.0', 2): 1.2668342876077419, ('2.340.0', 0): 1, ('1.530.0', 0): 2.3270639623351177, ('1.80.0', 1): -0.867, ('1.540.0', 0): 2.2169607588827085, ('2.00.0', 1): -1, ('1.250.0', 2): 1.2367136154761782, ('1.660.0', 2): -0.7433357431300001, ('1.240.0', 2): 1.2974213943233943, ('1.020.0', 0): 3.3299799288935965, ('1.360.0', 0): 2.9599499956231625, ('1.370.0', 0): 2.863852809652056, ('2.210.0', 0): 0, ('1.30.0', 2): 1.258782484338782, ('1.340.0', 0): 2.8863141407820385, ('1.850.0', 1): -0.75769, ('1.10.0', 2): 1.2569342149214922, ('1.410.0', 2): 1.0331843976236468, ('1.10.0', 0): 3.1643088488445223, ('1.460.0', 2): 0.7144291356180972, ('1.750.0', 1): -0.8530882, ('1.620.0', 2): -0.4546183942379131, ('1.210.0', 0): 3.1886297446989285, ('1.740.0', 1): -1.0, ('1.590.0', 0): 1.9017698634033646, ('2.010.0', 1): -1, ('1.780.0', 2): 0, ('1.450.0', 1): 0.5921528596091356, ('1.560.0', 0): 2.156091043527226, ('1.440.0', 0): 2.8310443295651604, ('1.960.0', 2): -1, ('1.620.0', 0): 1.6948810870620599, ('1.180.0', 1): 1.2244062911112452, ('1.010.0', 1): 1.331290551094273, ('2.170.0', 1): -1, ('1.920.0', 1): -1, ('1.280.0', 2): 1.2156721815005578, ('1.880.0', 1): -0.93, ('1.00.0', 0): 3.332230463954487, ('1.670.0', 2): -0.8334002596987293, ('1.750.0', 2): -0.8621000000000001, ('1.20.0', 0): 3.15161652500226, ('1.430.0', 0): 2.8758493358730295, ('1.490.0',</text:p>
      <text:p text:style-name="P1"><text:s/>1): 0.3698804689396126, ('1.950.0', 0): 1.1897, ('1.420.0', 0): 2.7874365056058616, ('2.110.0', 1): 0, ('1.060.0', 1): 1.3302029108095401, ('1.230.0', 0): 3.0767477191754447, ('1.760.0', 1): -0.8014310000000001, <text:soft-page-break/>('1.510.0', 1): 0.17922775481734332, ('1.690.0', 2): -0.8154300242699999, ('1.130.0', 1): 1.2110713451363873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5T19:11:38.370035390</meta:creation-date>
    <dc:date>2021-02-15T19:12:33.047954859</dc:date>
    <meta:editing-duration>PT55S</meta:editing-duration>
    <meta:editing-cycles>1</meta:editing-cycles>
    <meta:document-statistic meta:table-count="0" meta:image-count="0" meta:object-count="0" meta:page-count="3" meta:paragraph-count="2" meta:word-count="957" meta:character-count="10231" meta:non-whitespace-character-count="9275"/>
    <meta:generator>LibreOffice/6.0.7.3$Linux_X86_64 LibreOffice_project/00m0$Build-3</meta:generator>
  </office:meta>
</office:document-meta>
</file>